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pitch="fixed"/>
    <style:font-face style:name="Droid Sans Fallback" svg:font-family="'Droid Sans Fallback'" style:font-pitch="variable"/>
    <style:font-face style:name="Lato Thin" svg:font-family="'La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e8eb" officeooo:paragraph-rsid="0004e8eb"/>
    </style:style>
    <style:style style:name="P2" style:family="paragraph" style:parent-style-name="Standard">
      <style:text-properties officeooo:rsid="0006469f" officeooo:paragraph-rsid="0006469f"/>
    </style:style>
    <style:style style:name="P3" style:family="paragraph" style:parent-style-name="Standard" style:list-style-name="L1">
      <style:text-properties officeooo:rsid="0006469f" officeooo:paragraph-rsid="0006469f"/>
    </style:style>
    <style:style style:name="P4" style:family="paragraph" style:parent-style-name="Standard">
      <style:text-properties officeooo:rsid="0006b6f8" officeooo:paragraph-rsid="0006b6f8"/>
    </style:style>
    <style:style style:name="P5" style:family="paragraph" style:parent-style-name="Standard" style:list-style-name="L1">
      <style:text-properties officeooo:rsid="0006b6f8" officeooo:paragraph-rsid="0006b6f8"/>
    </style:style>
    <style:style style:name="P6" style:family="paragraph" style:parent-style-name="Standard" style:list-style-name="L1">
      <style:text-properties officeooo:rsid="0006b6f8" officeooo:paragraph-rsid="0007eb0b"/>
    </style:style>
    <style:style style:name="P7" style:family="paragraph" style:parent-style-name="Standard" style:list-style-name="L1">
      <style:text-properties officeooo:rsid="0006b6f8" officeooo:paragraph-rsid="00089aee"/>
    </style:style>
    <style:style style:name="P8" style:family="paragraph" style:parent-style-name="Standard" style:list-style-name="L1">
      <style:text-properties style:font-name="FreeMono" officeooo:rsid="0006469f" officeooo:paragraph-rsid="0006469f"/>
    </style:style>
    <style:style style:name="P9" style:family="paragraph" style:parent-style-name="Standard" style:list-style-name="L1">
      <style:text-properties style:font-name="FreeMono" officeooo:rsid="0006469f" officeooo:paragraph-rsid="0007eb0b"/>
    </style:style>
    <style:style style:name="P10" style:family="paragraph" style:parent-style-name="Standard" style:list-style-name="L1">
      <style:text-properties officeooo:rsid="0007eb0b" officeooo:paragraph-rsid="0007eb0b"/>
    </style:style>
    <style:style style:name="P11" style:family="paragraph" style:parent-style-name="Standard" style:list-style-name="L1">
      <style:text-properties officeooo:rsid="0007eb0b" officeooo:paragraph-rsid="00089aee"/>
    </style:style>
    <style:style style:name="T1" style:family="text">
      <style:text-properties officeooo:rsid="0006469f"/>
    </style:style>
    <style:style style:name="T2" style:family="text">
      <style:text-properties officeooo:rsid="00069cda"/>
    </style:style>
    <style:style style:name="T3" style:family="text">
      <style:text-properties officeooo:rsid="0006b6f8"/>
    </style:style>
    <style:style style:name="T4" style:family="text">
      <style:text-properties style:font-name="FreeMono"/>
    </style:style>
    <style:style style:name="T5" style:family="text">
      <style:text-properties style:font-name="FreeMono" officeooo:rsid="0006469f"/>
    </style:style>
    <style:style style:name="T6" style:family="text">
      <style:text-properties officeooo:rsid="0007eb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51945951413961012" text:style-name="L1">
        <text:list-item>
          <text:p text:style-name="P1">WLAN ausschalten</text:p>
        </text:list-item>
        <text:list-item>
          <text:p text:style-name="P3">root rechte besorgen (<text:span text:style-name="T4">sudo su)</text:span></text:p>
        </text:list-item>
        <text:list-item>
          <text:p text:style-name="P1">TH Anleitung unter Punkt „Ubuntu“ folgen <text:span text:style-name="T1">(</text:span><text:a xlink:type="simple" xlink:href="http://www.th-koeln.de/eduroam" text:style-name="Internet_20_link" text:visited-style-name="Visited_20_Internet_20_Link"><text:span text:style-name="T1">www.th-koeln.de/eduroam</text:span></text:a><text:span text:style-name="T1">)</text:span></text:p>
        </text:list-item>
        <text:list-item>
          <text:p text:style-name="P3">Möglicherweise kann die wpa_supplicant.conf nicht angelegt werden und <text:span text:style-name="T2">man muss mit Ja bestätigen, dass eine alternative Datei angelegt werden soll. </text:span></text:p>
        </text:list-item>
        <text:list-item>
          <text:p text:style-name="P3">nach der Installation prüfen, ob in der Datei <text:span text:style-name="T4">/etc/wpa_supplicant/wpa_supplicant.conf </text:span>folgender Eintrag angelegt wurde:</text:p>
          <text:p text:style-name="P5">(Befehl: <text:span text:style-name="T4">nano </text:span><text:span text:style-name="T5">/etc/wpa_supplicant/wpa_supplicant.conf</text:span><text:span text:style-name="T4">)</text:span></text:p>
          <text:p text:style-name="P3"/>
          <text:p text:style-name="P8">network={</text:p>
          <text:list>
            <text:list-header>
              <text:p text:style-name="P8">ssid="eduroam"</text:p>
              <text:p text:style-name="P8">key_mgmt=WPA-EAP</text:p>
              <text:p text:style-name="P8">pairwise=CCMP</text:p>
              <text:p text:style-name="P8">group=CCMP TKIP</text:p>
              <text:p text:style-name="P8">eap=TTLS</text:p>
              <text:p text:style-name="P8">ca_cert="/root/.cat_installer/ca.pem"</text:p>
              <text:p text:style-name="P8">identity="NUTZERNAME"</text:p>
              <text:p text:style-name="P8">domain_suffix_match="radius-eduroam.campus-it.fh-koeln.de"</text:p>
              <text:p text:style-name="P8">phase2="auth=PAP"</text:p>
              <text:p text:style-name="P8">password="PASSWORT"</text:p>
              <text:p text:style-name="P9">anonymous_identity="<text:a xlink:type="simple" xlink:href="mailto:eduroam@th-koeln.de" text:style-name="Internet_20_link" text:visited-style-name="Visited_20_Internet_20_Link">eduroam@th-koeln.de</text:a>"</text:p>
            </text:list-header>
          </text:list>
          <text:p text:style-name="P9">}</text:p>
        </text:list-item>
      </text:list>
      <text:p text:style-name="P2"/>
      <text:list xml:id="list112229124628703" text:continue-numbering="true" text:style-name="L1">
        <text:list-header>
          <text:p text:style-name="P3">(NUTZERNAME und PASSWORT mit eigener Kennung austauschen)</text:p>
          <text:p text:style-name="P3"/>
        </text:list-header>
        <text:list-item>
          <text:p text:style-name="P3">Ansonsten dieses Eintrag manuell hinzufügen, <text:span text:style-name="T6">speichern nicht vergessen (STRG+O) und Editor Beenden (STRG+X)</text:span></text:p>
          <text:p text:style-name="P11"><text:span text:style-name="T3">Der Eintrag kann alternativ aus folgender Datei herauskopiert werden:</text:span></text:p>
          <text:p text:style-name="P7">/root/.cat_installer/.cat_installer.conf</text:p>
        </text:list-item>
        <text:list-item>
          <text:p text:style-name="P10">Neustarten</text:p>
          <text:p text:style-name="P10"/>
          <text:p text:style-name="P6"/>
        </text:list-item>
      </text:list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pitch="fixed"/>
    <style:font-face style:name="Droid Sans Fallback" svg:font-family="'Droid Sans Fallback'" style:font-pitch="variable"/>
    <style:font-face style:name="Lato Thin" svg:font-family="'La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0:59:04.921189378</meta:creation-date>
    <dc:date>2019-06-17T11:20:55.030426035</dc:date>
    <meta:editing-duration>PT17M57S</meta:editing-duration>
    <meta:editing-cycles>7</meta:editing-cycles>
    <meta:generator>LibreOffice/5.2.7.2$Linux_ARM_EABI LibreOffice_project/20m0$Build-2</meta:generator>
    <meta:document-statistic meta:table-count="0" meta:image-count="0" meta:object-count="0" meta:page-count="1" meta:paragraph-count="24" meta:word-count="102" meta:character-count="998" meta:non-whitespace-character-count="926"/>
  </office:meta>
</office:document-meta>
</file>